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1c1c1c" style:font-name="Source Sans Pro" fo:font-size="24pt" fo:letter-spacing="normal" fo:font-style="normal" fo:font-weight="normal" officeooo:paragraph-rsid="0010d62a"/>
    </style:style>
    <style:style style:name="P2" style:family="paragraph" style:parent-style-name="Text_20_body">
      <style:paragraph-properties fo:margin-left="0cm" fo:margin-right="0cm" fo:margin-top="0cm" fo:margin-bottom="0.635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1c1c1c" style:font-name="Tahoma" fo:font-size="12pt" fo:letter-spacing="normal" fo:font-style="normal" fo:font-weight="normal" officeooo:rsid="0019e857" officeooo:paragraph-rsid="0019e857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635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1c1c1c" style:font-name="Tahoma" fo:font-size="12pt" fo:letter-spacing="normal" fo:font-style="normal" fo:font-weight="normal" officeooo:rsid="001d6089" officeooo:paragraph-rsid="001d6089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635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1c1c1c" style:font-name="Tahoma" fo:font-size="12pt" fo:letter-spacing="normal" fo:font-style="normal" fo:font-weight="normal" officeooo:rsid="001e774c" officeooo:paragraph-rsid="001e774c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635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1c1c1c" style:font-name="Tahoma" fo:font-size="12pt" fo:letter-spacing="normal" fo:font-style="normal" fo:font-weight="bold" officeooo:rsid="001e774c" officeooo:paragraph-rsid="001e774c" style:font-size-asian="12pt" style:font-weight-asian="bold" style:font-size-complex="12pt" style:font-weight-complex="bold"/>
    </style:style>
    <style:style style:name="T1" style:family="text">
      <style:text-properties officeooo:rsid="0019e857"/>
    </style:style>
    <style:style style:name="T2" style:family="text">
      <style:text-properties officeooo:rsid="001a81ea"/>
    </style:style>
    <style:style style:name="T3" style:family="text">
      <style:text-properties officeooo:rsid="001e774c"/>
    </style:style>
    <style:style style:name="T4" style:family="text">
      <style:text-properties officeooo:rsid="00203ec6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Rozdział <text:span text:style-name="T1">5</text:span> – <text:span text:style-name="T1">Gorąc</text:span></text:h>
      <text:p text:style-name="P2">Ronald <text:span text:style-name="T2">i Janusz (Bo okazało się, że sklepikarz ma tak na imię) szli przez pustynię na ślepo – nie wzięli ze sobą mapy czy kompasu. W sumie te dwie rzeczy oddzielnie i tak by nic nie dały, ale nie ważne. Ważne jest to, że zaczęło im brakować wody. Podróż przed siebie w pełnym słońcu po pustyni o przeciętnej temperaturze 40 stopni celsjusza przez 8 godzin jest całkiem dobrym wytłumaczeniem. Byli jeszcze w stanie przejść te kilka kilometrów na ostatkach jakie im zostały, ale nie można było liczyć na więcej.</text:span></text:p>
      <text:p text:style-name="P3">- <text:span text:style-name="T3">Janusz, chciałem się o coś ciebie zapytać</text:span></text:p>
      <text:p text:style-name="P4">- Hę?</text:p>
      <text:p text:style-name="P4">- Czy ty nie wiedziałeś wcześniej że zamiast piwnicy kiedyś był cmentarz?</text:p>
      <text:p text:style-name="P4">- Po czym masz takie przypuszczenia?</text:p>
      <text:p text:style-name="P4">- Mówiłeś mi że zostałeś tam nauczycielem bo chciałeś dostać się do piwnicy. Jednak przed tym jak nim zostałeś, to jeszcze nie było tam uniwersytetu.</text:p>
      <text:p text:style-name="P4">- Skąd niby wiesz że nie było go już wtedy?</text:p>
      <text:p text:style-name="P4">- Byłeś na liście pierwszych nauczycieli w szkole.</text:p>
      <text:p text:style-name="P4">- Cholera. Tak, wiedziałem że tam jest cmentarz. Ba, byłem jedną z osób która pomogła wepchać go głęboko pod ziemię. Zawsze ciekawiło mnie co jest w tej krypcie. Nie spodziewałem się jednak że znajdę tam debilny portal na środek pustyni!</text:p>
      <text:p text:style-name="P4">- Nikt nie wiedział dokąd prowadzi, więc…</text:p>
      <text:p text:style-name="P4">- Zobacz! Studnia!</text:p>
      <text:p text:style-name="P4">Ronald natychmiast spojrzał się na ten długo wyczekiwany przez niego obiekt. To była najprawdziwsza studnia, z kilkoma palmami obok niej. Podbiegli do niej aby zobaczyć czy jeszcze działa.</text:p>
      <text:p text:style-name="P4">- Patrz, jest woda! I wiaderko! - krzyczał Janusz.</text:p>
      <text:p text:style-name="P4"><text:soft-page-break/>Natychmiast napił się wody z wiadra. Jeden łyk, dwa, trzy, cztery. Pił i pił, aż w końcu Ronald wyrwał mu wiaderko z rąk i sam spróbował. To była krystalicznie czysta woda, najlepsze co mogło im się trafić. Pili i ciągle wyrywali sobie wiaderko z rąk, gdy nagle usłyszeli głos dochodzący z palm.</text:p>
      <text:p text:style-name="P4">- Iksdedededede</text:p>
      <text:p text:style-name="P4">Natychmiast przestali pić. Nagle okazało się że nadal mają sucho w ustach, a nawet jeszcze gorzej. To nie była woda, tylko piasek!</text:p>
      <text:p text:style-name="P4">- Wpadliście w moją pułapkę!</text:p>
      <text:p text:style-name="P4">- Kim jesteś? Czego to zrobiłeś?! - Krzyczał Janusz – Mogliśmy przez to umrzeć, wiesz?!</text:p>
      <text:p text:style-name="P4">- It’s a prank bro, spokojnie. Od piasku nie umrzesz.</text:p>
      <text:p text:style-name="P4">- Oż ty…</text:p>
      <text:p text:style-name="P4">Janusz wyciągnął miecz z pochwy i zaczął używać go jak siekiery, rąbiąc palmę na której siedziała ta osoba.</text:p>
      <text:p text:style-name="P4">- Ej, zostaw! Nie denerwuj się! Już schodzę!</text:p>
      <text:p text:style-name="P4">Postać zeszła, i okazało się że jest to około 60 letni starzec, z długą brodą.</text:p>
      <text:p text:style-name="P4">- Handluje ropą naftową, i ta praca strasznie mnie stresuje. Wchodzę sobie czasami na tą palmę i omamiam ludzi że piasek w tej studni to woda. Trzymaj – rzucił Januszowi butelkę z wodą – to takie zadośćuczynienie ode mnie.</text:p>
      <text:p text:style-name="P4">- Skoro wchodzisz na tą palmę – zaczął snuć Ronald – to znaczy że niedaleko musi być jakieś miasto.</text:p>
      <text:p text:style-name="P4">- I tu się mylisz kolego. Przywozi mnie tu opłacana przeze mnie karawana – pokazał palcem na karawanę za palmami – Zostawiają mi tu trochę wody i jadą do miasta.</text:p>
      <text:p text:style-name="P4">- Moglibyśmy zabrać się z nimi? - zapytał Ronald.</text:p>
      <text:p text:style-name="P4">- Oczywiście!</text:p>
      <text:p text:style-name="P5"><text:span text:style-name="T4">Do dokończen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7:51:53.523000000</meta:creation-date>
    <dc:date>2017-07-17T21:08:58.130000000</dc:date>
    <meta:editing-duration>PT26M28S</meta:editing-duration>
    <meta:editing-cycles>6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30" meta:word-count="493" meta:character-count="2863" meta:non-whitespace-character-count="2391"/>
  </office:meta>
</office:document-meta>
</file>